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GitHub</text:span></text:a> <text:a xlink:type="simple" xlink:href="http://linkedin.com/in/thomas-donnelly-429405320" office:name=""><text:span text:style-name="Definition">LinkedIn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a xlink:type="simple" xlink:href="https://www.linkedin.com/company/hobu-inc" office:name=""><text:span text:style-name="Definition"><text:span text:style-name="T2">Hobu Inc.</text:span></text:span></text:a><text:span text:style-name="T2">, Iowa City, IA</text:span> <text:span text:style-name="T1">May 2024 - Aug 2024</text:span></text:p>
      <text:list text:style-name="L1">
        <text:list-item>
          <text:p text:style-name="P1">Learned how to plan, develop, and test software as a team.</text:p>
        </text:list-item>
        <text:list-item>
          <text:p text:style-name="P1">Leveraged open source software, <text:a xlink:type="simple" xlink:href="https://www.llama.com/" office:name=""><text:span text:style-name="Definition">LLAMA</text:span></text:a> models, and open data to classify public <text:a xlink:type="simple" xlink:href="https://www.neonscience.org/resources/learning-hub/tutorials/lidar-basics" office:name=""><text:span text:style-name="Definition">LiDAR</text:span></text:a> information using <text:a xlink:type="simple" xlink:href="https://github.com/Yarroudh/segment-lidar" office:name=""><text:span text:style-name="Definition">SegmentLidar</text:span></text:a>.</text:p>
        </text:list-item>
        <text:list-item>
          <text:p text:style-name="P1">Developed a chat platform using <text:a xlink:type="simple" xlink:href="https://developer.hashicorp.com/terraform/language" office:name=""><text:span text:style-name="Definition">Terraform</text:span></text:a> IaC (Infrastructure as Code) on <text:a xlink:type="simple" xlink:href="https://aws.amazon.com/free/?gclid=CjwKCAiAiOa9BhBqEiwABCdG8xJm7dpo0Ifa4i8UYcSexU289wg1I5QgB0YQaTpD3Cc5l3oCR2H94hoCvTYQAvD_BwE&amp;trk=6a4c3e9d-cdc9-4e25-8dd9-2bd8d15afbca&amp;sc_channel=ps&amp;ef_id=CjwKCAiAiOa9BhBqEiwABCdG8xJm7dpo0Ifa4i8UYcSexU289wg1I5QgB0YQaTpD3Cc5l3oCR2H94hoCvTYQAvD_BwE:G:s&amp;s_kwcid=AL!4422!3!651751059777!e!!g!!amazon%20web%20services!19852662197!145019195737&amp;all-free-tier.sort-by=item.additionalFields.SortRank&amp;all-free-tier.sort-order=asc&amp;awsf.Free%20Tier%20Types=*all&amp;awsf.Free%20Tier%20Categories=*all" office:name=""><text:span text:style-name="Definition">Amazon Web Services (AWS)</text:span></text:a> using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and public APIs from <text:a xlink:type="simple" xlink:href="https://api.slack.com/" office:name=""><text:span text:style-name="Definition">Slack</text:span></text:a>.</text:p>
        </text:list-item>
      </text:list>
      <text:p text:style-name="First_20_paragraph"><text:span text:style-name="T1">Certified Nursing Assistant June 2019 – Sept 2021</text:span><text:line-break/><text:a xlink:type="simple" xlink:href="https://prairiemanorcare.com/" office:name=""><text:span text:style-name="Definition"><text:span text:style-name="T2">Prairie Manor</text:span></text:span></text:a><text:span text:style-name="T2">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Graduated May 2025</text:span><text:line-break/><text:span text:style-name="T2">Winona State University, Rochester/Winona, MN</text:span> <text:span text:style-name="T2">Current GPA: 3.42</text:span></text:p>
      <text:list text:style-name="L3"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Languages:</text:span><text:a xlink:type="simple" xlink:href="https://www.python.org/" office:name=""><text:span text:style-name="Definition"> Python</text:span></text:a>, <text:a xlink:type="simple" xlink:href="https://www.java.com/en/" office:name=""><text:span text:style-name="Definition">Java</text:span></text:a>, <text:a xlink:type="simple" xlink:href="https://www.typescriptlang.org/" office:name=""><text:span text:style-name="Definition">TypeScript</text:span></text:a>, <text:a xlink:type="simple" xlink:href="https://www.swift.org/" office:name=""><text:span text:style-name="Definition">Swift</text:span></text:a>, HTML, CSS, <text:a xlink:type="simple" xlink:href="https://www.javascript.com/" office:name=""><text:span text:style-name="Definition">JavaScript</text:span></text:a>, <text:a xlink:type="simple" xlink:href="https://rustlings.rust-lang.org/" office:name=""><text:span text:style-name="Definition">Rust</text:span></text:a></text:p>
        </text:list-item>
        <text:list-item>
          <text:p text:style-name="P4"><text:span text:style-name="T1">Cloud:</text:span>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aws.amazon.com/dynamodb/" office:name=""><text:span text:style-name="Definition">DynamoDB</text:span></text:a>, <text:a xlink:type="simple" xlink:href="https://developer.hashicorp.com/terraform/language" office:name=""><text:span text:style-name="Definition"> Terraform</text:span></text:a>, <text:a xlink:type="simple" xlink:href="https://aws.amazon.com/sqs/" office:name=""><text:span text:style-name="Definition">SQS</text:span></text:a>/<text:a xlink:type="simple" xlink:href="https://aws.amazon.com/sns/" office:name=""><text:span text:style-name="Definition">SNS</text:span></text:a>, <text:a xlink:type="simple" xlink:href="https://aws.amazon.com/step-functions/" office:name=""><text:span text:style-name="Definition">StepFunctions</text:span></text:a>, <text:a xlink:type="simple" xlink:href="https://aws.amazon.com/s3/" office:name=""><text:span text:style-name="Definition">S3</text:span></text:a>, <text:a xlink:type="simple" xlink:href="https://aws.amazon.com/api-gateway/" office:name=""><text:span text:style-name="Definition">API Gateways</text:span></text:a></text:p>
        </text:list-item>
        <text:list-item>
          <text:p text:style-name="P4"><text:span text:style-name="T1">AI/ML</text:span>: <text:a xlink:type="simple" xlink:href="https://github.com/Yarroudh/segment-lidar" office:name=""><text:span text:style-name="Definition">SegmentLidar</text:span></text:a>, <text:a xlink:type="simple" xlink:href="https://segment-anything.com/" office:name=""><text:span text:style-name="Definition">SegmentAnything</text:span></text:a>, LLMs, <text:a xlink:type="simple" xlink:href="https://www.llama.com/" office:name=""><text:span text:style-name="Definition">LLAMA</text:span></text:a></text:p>
        </text:list-item>
        <text:list-item>
          <text:p text:style-name="P4"><text:span text:style-name="T1">Development Tools</text:span>: <text:a xlink:type="simple" xlink:href="https://git-scm.com/" office:name=""><text:span text:style-name="Definition">Git</text:span></text:a>/<text:a xlink:type="simple" xlink:href="https://github.com/" office:name=""><text:span text:style-name="Definition">GitHub</text:span></text:a>, <text:a xlink:type="simple" xlink:href="https://github.com/TomTheTonk/Resume/actions" office:name=""><text:span text:style-name="Definition">GitHub Actions</text:span></text:a>, <text:a xlink:type="simple" xlink:href="https://code.visualstudio.com/" office:name=""><text:span text:style-name="Definition">VSCode</text:span></text:a>, <text:a xlink:type="simple" xlink:href="https://www.docker.com" office:name=""><text:span text:style-name="Definition">Docker</text:span></text:a></text:p>
        </text:list-item>
        <text:list-item>
          <text:p text:style-name="P4"><text:span text:style-name="T1">Databases:</text:span> <text:a xlink:type="simple" xlink:href="https://www.mysql.com/" office:name=""><text:span text:style-name="Definition">MySQL</text:span></text:a>, <text:a xlink:type="simple" xlink:href="https://aws.amazon.com/dynamodb/" office:name=""><text:span text:style-name="Definition">DynamoDB</text:span></text:a></text:p>
        </text:list-item>
        <text:list-item>
          <text:p text:style-name="P4"><text:span text:style-name="T1">Development Tools:</text:span><text:a xlink:type="simple" xlink:href="https://developer.hashicorp.com/terraform/language" office:name=""><text:span text:style-name="Definition"> Terraform</text:span></text:a>, <text:a xlink:type="simple" xlink:href="https://aws.amazon.com/pm/lambda/?gclid=CjwKCAiAiOa9BhBqEiwABCdG8_-jcsK9i3KVP2t5NgupDXinpyF36M-7OgfzGPhJI0F8zaahD0sMmBoC8NIQAvD_BwE&amp;trk=e0e0d4be-47fe-4336-ab69-7eece7f3d36e&amp;sc_channel=ps&amp;ef_id=CjwKCAiAiOa9BhBqEiwABCdG8_-jcsK9i3KVP2t5NgupDXinpyF36M-7OgfzGPhJI0F8zaahD0sMmBoC8NIQAvD_BwE:G:s&amp;s_kwcid=AL!4422!3!652240143523!e!!g!!amazon%20lambda!19878797032!147151597893" office:name=""><text:span text:style-name="Definition">Lambda</text:span></text:a>, <text:a xlink:type="simple" xlink:href="https://github.com/" office:name=""><text:span text:style-name="Definition">GitHub</text:span></text:a></text:p>
        </text:list-item>
        <text:list-item>
          <text:p text:style-name="P4"><text:span text:style-name="T1">Specialization:</text:span> Computer Vision, <text:a xlink:type="simple" xlink:href="https://gdal.org/en/stable/" office:name=""><text:span text:style-name="Definition">GDAL</text:span></text:a>, <text:a xlink:type="simple" xlink:href="https://pdal.io/en/2.8.4/" office:name=""><text:span text:style-name="Definition">PDAL</text:span></text:a>, Cybersecurity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PERMANENT ONLINE RESUME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7-08T20:26:42Z</meta:creation-date>
    <dc:date>2025-07-08T20:26:42Z</dc:date>
  </office:meta>
</office:document-meta>
</file>